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237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46.86pt" fo:break-before="auto" style:use-optimal-row-height="true"/>
    </style:style>
    <style:style style:name="ro4" style:family="table-row">
      <style:table-row-properties style:row-height="58.11pt" fo:break-before="auto" style:use-optimal-row-height="true"/>
    </style:style>
    <style:style style:name="ro5" style:family="table-row">
      <style:table-row-properties style:row-height="170.59pt" fo:break-before="auto" style:use-optimal-row-height="true"/>
    </style:style>
    <style:style style:name="ro6" style:family="table-row">
      <style:table-row-properties style:row-height="35.6pt" fo:break-before="auto" style:use-optimal-row-height="true"/>
    </style:style>
    <style:style style:name="ro7" style:family="table-row">
      <style:table-row-properties style:row-height="136.8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number-columns-repeated="1017" table:default-cell-style-name="ce3"/>
        <table:table-row table:style-name="ro1"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Test step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rt Tester Hotel application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en Postma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ST towards /api/login</text:p>
          </table:table-cell>
          <table:table-cell table:style-name="ce2" office:value-type="string" calcext:value-type="string">
            <text:p>{"username":"tester01","password":"GteteqbQQgSr88SwNExUQv2ydb7xuf8c"}</text:p>
          </table:table-cell>
          <table:table-cell table:style-name="ce2" office:value-type="string" calcext:value-type="string">
            <text:p>- Status: 2xx</text:p>
            <text:p>- Token created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py token value and go to postman collection,</text:p>
            <text:p>Paste token value as session_token value</text:p>
          </table:table-cell>
          <table:table-cell table:style-name="ce2" office:value-type="string" calcext:value-type="string">
            <text:p>Token created in previous step</text:p>
          </table:table-cell>
          <table:table-cell table:style-name="ce2" office:value-type="string" calcext:value-type="string">
            <text:p>No need for individual headers ( ‘X-User-Auth’) for new requests during active login sessio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Login and get tok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ve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TC1</text:p>
          </table:table-cell>
          <table:table-cell table:style-name="ce2" office:value-type="string" calcext:value-type="string">
            <text:p>View all roo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rooms and their data match constant variables in data.j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View all clien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clients</text:p>
          </table:table-cell>
          <table:table-cell table:style-name="ce2"/>
          <table:table-cell table:style-name="ce2" office:value-type="string" calcext:value-type="string">
            <text:p>- Status: 2xx</text:p>
            <text:p>- There are two clients and their data match constant variables in data.j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View all bil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bills</text:p>
          </table:table-cell>
          <table:table-cell table:style-name="ce2"/>
          <table:table-cell table:style-name="ce2" office:value-type="string" calcext:value-type="string">
            <text:p>- Status: 2xx</text:p>
            <text:p>- There is one bill and data match constant variables in data.j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View all reservatio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There is one reservation and data match constant variables in data.js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Add feature to room no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PUT-request towards /api/room/1</text:p>
          </table:table-cell>
          <table:table-cell table:style-name="ce2" office:value-type="string" calcext:value-type="string">
            <text:p>{</text:p>
            <text:p>        "id": 1,</text:p>
            <text:p>        "created": "2020-01-03T12:00:00.000Z",</text:p>
            <text:p>        "category": "double",</text:p>
            <text:p>        "floor": 1,</text:p>
            <text:p>        "number": 101,</text:p>
            <text:p>        "available": true,</text:p>
            <text:p>        "price": 1500,</text:p>
            <text:p>        "features": [</text:p>
            <text:p>            "balcony",</text:p>
            <text:p>            "ensuite",</text:p>
            <text:p>            "sea_view"</text:p>
            <text:p>        ]</text:p>
            <text:p>    }</text:p>
          </table:table-cell>
          <table:table-cell table:style-name="ce2" office:value-type="string" calcext:value-type="string">
            <text:p>- Status: 2xx</text:p>
            <text:p>- Room properties are updated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Add feature to room no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Room no.1 now has sea_view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TC6</text:p>
          </table:table-cell>
          <table:table-cell table:style-name="ce2" office:value-type="string" calcext:value-type="string">
            <text:p>Create a new room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end a POST-request towards /api/room/new</text:p>
          </table:table-cell>
          <table:table-cell table:style-name="ce2" office:value-type="string" calcext:value-type="string">
            <text:p>{</text:p>
            <text:p>    "category": "single",</text:p>
            <text:p>    "floor": 2,</text:p>
            <text:p>    "number": 202,</text:p>
            <text:p>    "available": true,</text:p>
            <text:p>    "price": 1500,</text:p>
            <text:p>    "features": [</text:p>
            <text:p>        "balcony",</text:p>
            <text:p>        "ensuite",</text:p>
            <text:p>        "sea_view"</text:p>
            <text:p>    ]</text:p>
            <text:p>}</text:p>
          </table:table-cell>
          <table:table-cell table:style-name="ce2" office:value-type="string" calcext:value-type="string">
            <text:p>- Status: 2xx</text:p>
            <text:p>- Room properties shown with keys id and created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6</text:p>
          </table:table-cell>
          <table:table-cell table:style-name="ce2" office:value-type="string" calcext:value-type="string">
            <text:p>Create a new 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ooms</text:p>
          </table:table-cell>
          <table:table-cell table:style-name="ce2"/>
          <table:table-cell table:style-name="ce2" office:value-type="string" calcext:value-type="string">
            <text:p>- Status: 2xx</text:p>
            <text:p>- The room created in previous step is there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7</text:p>
          </table:table-cell>
          <table:table-cell table:style-name="ce2" office:value-type="string" calcext:value-type="string">
            <text:p>View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GET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7</text:p>
          </table:table-cell>
          <table:table-cell table:style-name="ce2" office:value-type="string" calcext:value-type="string">
            <text:p>Upda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7</text:p>
          </table:table-cell>
          <table:table-cell table:style-name="ce2" office:value-type="string" calcext:value-type="string">
            <text:p>Update first reserv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py object data and paste as body in a PUT-request towards /api/reservation/:id</text:p>
            <text:p>Change end-date before sending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  <text:p>- Reservation object shown with new end-da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C8</text:p>
          </table:table-cell>
          <table:table-cell table:style-name="ce2" office:value-type="string" calcext:value-type="string">
            <text:p>Delete first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d a DELETE-request towards /api/reservation/:id</text:p>
          </table:table-cell>
          <table:table-cell table:style-name="ce2" office:value-type="string" calcext:value-type="string">
            <text:p>:id=1</text:p>
          </table:table-cell>
          <table:table-cell table:style-name="ce2" office:value-type="string" calcext:value-type="string">
            <text:p>- Status: 2xx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8</text:p>
          </table:table-cell>
          <table:table-cell table:style-name="ce2" office:value-type="string" calcext:value-type="string">
            <text:p>Delete first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nd a GET-request towards /api/reservations</text:p>
          </table:table-cell>
          <table:table-cell table:style-name="ce2"/>
          <table:table-cell table:style-name="ce2" office:value-type="string" calcext:value-type="string">
            <text:p>- Status: 2xx</text:p>
            <text:p>- Reservation no. 1 is removed</text:p>
          </table:table-cell>
          <table:table-cell table:number-columns-repeated="1017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1:46:19.703721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39:35.612115012</meta:creation-date>
    <dc:date>2021-11-17T13:18:24.457387770</dc:date>
    <meta:editing-duration>PT3H29M18S</meta:editing-duration>
    <meta:editing-cycles>7</meta:editing-cycles>
    <meta:generator>LibreOffice/6.0.7.3$Linux_X86_64 LibreOffice_project/00m0$Build-3</meta:generator>
    <meta:document-statistic meta:table-count="3" meta:cell-count="101" meta:object-count="0"/>
  </office:meta>
</office:document-meta>
</file>